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43e" officeooo:paragraph-rsid="002e2f8f"/>
    </style:style>
    <style:style style:name="P2" style:family="paragraph" style:parent-style-name="Standard">
      <style:text-properties officeooo:rsid="001e81b8" officeooo:paragraph-rsid="002e2f8f"/>
    </style:style>
    <style:style style:name="P3" style:family="paragraph" style:parent-style-name="Standard">
      <style:text-properties officeooo:rsid="003fc65a" officeooo:paragraph-rsid="003fc65a"/>
    </style:style>
    <style:style style:name="P4" style:family="paragraph" style:parent-style-name="Standard">
      <style:text-properties officeooo:rsid="003fc65a" officeooo:paragraph-rsid="002e2f8f"/>
    </style:style>
    <style:style style:name="P5" style:family="paragraph" style:parent-style-name="Preformatted_20_Text">
      <style:text-properties officeooo:paragraph-rsid="002e2f8f"/>
    </style:style>
    <style:style style:name="P6" style:family="paragraph" style:parent-style-name="Preformatted_20_Text">
      <style:text-properties officeooo:rsid="005ba2b8" officeooo:paragraph-rsid="005ba2b8"/>
    </style:style>
    <style:style style:name="P7" style:family="paragraph" style:parent-style-name="Text_20_body">
      <style:text-properties officeooo:rsid="003e4fd6" officeooo:paragraph-rsid="00453166"/>
    </style:style>
    <style:style style:name="P8" style:family="paragraph" style:parent-style-name="Text_20_body">
      <style:text-properties officeooo:rsid="006655c9" officeooo:paragraph-rsid="006655c9"/>
    </style:style>
    <style:style style:name="P9" style:family="paragraph" style:parent-style-name="Heading_20_1">
      <style:text-properties officeooo:rsid="0059d4ca" officeooo:paragraph-rsid="0059d4ca"/>
    </style:style>
    <style:style style:name="P10" style:family="paragraph" style:parent-style-name="Heading_20_1">
      <style:text-properties officeooo:rsid="002c57ea" officeooo:paragraph-rsid="002c57ea"/>
    </style:style>
    <style:style style:name="P11" style:family="paragraph" style:parent-style-name="Heading_20_1">
      <style:text-properties officeooo:rsid="006655c9" officeooo:paragraph-rsid="006655c9"/>
    </style:style>
    <style:style style:name="T1" style:family="text">
      <style:text-properties officeooo:rsid="00451e45"/>
    </style:style>
    <style:style style:name="T2" style:family="text">
      <style:text-properties officeooo:rsid="004bfe96"/>
    </style:style>
    <style:style style:name="T3" style:family="text">
      <style:text-properties officeooo:rsid="004e747d"/>
    </style:style>
    <style:style style:name="T4" style:family="text">
      <style:text-properties officeooo:rsid="005ba2b8"/>
    </style:style>
    <style:style style:name="T5" style:family="text">
      <style:text-properties officeooo:rsid="005ce9b9"/>
    </style:style>
    <style:style style:name="T6" style:family="text">
      <style:text-properties officeooo:rsid="005d76c4"/>
    </style:style>
    <style:style style:name="T7" style:family="text">
      <style:text-properties officeooo:rsid="006655c9"/>
    </style:style>
    <style:style style:name="T8" style:family="text">
      <style:text-properties officeooo:rsid="00668d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CMPS 12M</text:h>
      <text:h text:style-name="Heading_20_5" text:outline-level="5">Introduction to Data Structures</text:h>
      <text:p text:style-name="Title">Lab Assignment <text:span text:style-name="T8">8</text:span></text:p>
      <text:h text:style-name="Heading_20_1" text:outline-level="1">Objective</text:h>
      <text:p text:style-name="P1">The purpose of this assignment is to <text:span text:style-name="T5">learn how to implement heaps.</text:span></text:p>
      <text:h text:style-name="P9" text:outline-level="1">Overview</text:h>
      <text:p text:style-name="P8">Your task is to write a C program that implements a heap of integers. Your program will read numbers from a file and insert them into the heap, removing elements from the heap when the heap gets too big. When the end of the file is reached, your program will remove all the items remaining in the heap and print them out.</text:p>
      <text:p text:style-name="P7">You<text:span text:style-name="T2"> are given a skeleton program in C and a test file with numbers. Files for this lab can be found in:</text:span></text:p>
      <text:p text:style-name="Preformatted_20_Text">/afs/cats.ucsc.edu/users/r/nwhitehe/cmps12/lab<text:span text:style-name="T7">8/</text:span></text:p>
      <text:h text:style-name="P11" text:outline-level="1">Heap</text:h>
      <text:p text:style-name="P8">Your program must accept two arguments. The first is a filename to be read. The second is a number that represents how big the heap should be at maximum size.</text:p>
      <text:p text:style-name="P8">Your program must read lines from the input file and interpret them as integers. Each number must be inserted into the heap. If the heap is full, first remove an element from the heap then insert the number read from the file. Recall that remove always removes the largest element in the heap.</text:p>
      <text:p text:style-name="P8">When your program reaches the end of the input file, it must print out the contents of the heap in order by repeatedly calling remove and printing the value until the heap is empty. </text:p>
      <text:h text:style-name="P10" text:outline-level="1">What to Turn In</text:h>
      <text:p text:style-name="P2">All files you turn in for every assignment and lab should begin with a comment block that includes your name, CruzID, class, date, filename, short description of the file's role in the assignment, and any special instructions related to the file. Also create a file called README. The README file should have the normal comment block, then list all the files being submitted (including itself) along with any special notes to the graders.<text:span text:style-name="T3"> If you do pair programming, both names and CruzIDs should appear as author and in the README file.</text:span></text:p>
      <text:p text:style-name="P2"/>
      <text:p text:style-name="P2">For this lab, submit the following files:</text:p>
      <text:p text:style-name="P2"/>
      <text:p text:style-name="Preformatted_20_Text"><text:tab/>README</text:p>
      <text:p text:style-name="P6"><text:tab/>Makefile</text:p>
      <text:p text:style-name="Preformatted_20_Text"><text:tab/><text:span text:style-name="T7">heap.c</text:span></text:p>
      <text:p text:style-name="Preformatted_20_Text"><text:soft-page-break/></text:p>
      <text:p text:style-name="P2">To submit, use the submit command.</text:p>
      <text:p text:style-name="P2"/>
      <text:p text:style-name="P5"><text:tab/>submit cmps12b-nojw.f14 lab<text:span text:style-name="T7">8</text:span> <text:span text:style-name="T4">...</text:span></text:p>
      <text:p text:style-name="P4"/>
      <text:p text:style-name="P3">Your makefile should have a default target that builds <text:span text:style-name="T1">an executable called "heap", along with phony targets "clean" that removes compiled object files, "spotless" that cleans up all built files, and "test" which runs the executable with a test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Whitehead</meta:initial-creator>
    <meta:creation-date>2014-10-02T19:07:32.986172685</meta:creation-date>
    <dc:date>2014-12-07T20:37:42.818950622</dc:date>
    <dc:creator>Nathan Whitehead</dc:creator>
    <meta:editing-duration>PT23H43M27S</meta:editing-duration>
    <meta:editing-cycles>53</meta:editing-cycles>
    <meta:generator>LibreOffice/4.2.7.2$Linux_X86_64 LibreOffice_project/420m0$Build-2</meta:generator>
    <meta:document-statistic meta:table-count="0" meta:image-count="0" meta:object-count="0" meta:page-count="2" meta:paragraph-count="22" meta:word-count="381" meta:character-count="2180" meta:non-whitespace-character-count="1816"/>
  </office:meta>
</office:document-meta>
</file>